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36">
      <style:table-cell-properties style:vertical-align="automatic" fo:wrap-option="wrap"/>
    </style:style>
    <style:style style:name="ce4" style:family="table-cell" style:parent-style-name="Default" style:data-style-name="N37">
      <style:table-cell-properties style:vertical-align="automatic" fo:wrap-option="wrap"/>
    </style:style>
    <style:style style:name="ce5" style:family="table-cell" style:parent-style-name="Default" style:data-style-name="N0">
      <style:table-cell-properties style:vertical-align="automatic" fo:wrap-option="wrap" fo:background-color="#6AA84F"/>
    </style:style>
    <style:style style:name="ce6" style:family="table-cell" style:parent-style-name="Default" style:data-style-name="N0">
      <style:table-cell-properties style:vertical-align="automatic" fo:wrap-option="wrap" fo:background-color="#FFE599"/>
    </style:style>
    <style:style style:name="ce7" style:family="table-cell" style:parent-style-name="Default" style:data-style-name="N0">
      <style:table-cell-properties style:vertical-align="automatic" fo:wrap-option="wrap" fo:background-color="#C27BA0"/>
    </style:style>
    <style:style style:name="ce8" style:family="table-cell" style:parent-style-name="Default" style:data-style-name="N0">
      <style:table-cell-properties style:vertical-align="automatic" fo:wrap-option="wrap" fo:background-color="#E69138"/>
    </style:style>
    <style:style style:name="ce9" style:family="table-cell" style:parent-style-name="Default" style:data-style-name="N0">
      <style:table-cell-properties style:vertical-align="automatic" fo:wrap-option="wrap" fo:background-color="#00FFFF"/>
    </style:style>
    <style:style style:name="ce10" style:family="table-cell" style:parent-style-name="Default" style:data-style-name="N0">
      <style:table-cell-properties style:vertical-align="automatic" fo:wrap-option="wrap" fo:background-color="#4A86E8"/>
    </style:style>
    <style:style style:name="co1" style:family="table-column">
      <style:table-column-properties fo:break-before="auto" style:column-width="2.143125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51pt" style:use-optimal-row-height="true" fo:break-before="auto"/>
    </style:style>
    <style:style style:name="ro4" style:family="table-row">
      <style:table-row-properties style:row-height="89.25pt" style:use-optimal-row-height="true" fo:break-before="auto"/>
    </style:style>
    <style:style style:name="ro5" style:family="table-row">
      <style:table-row-properties style:row-height="12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style-name="ro1">
          <table:table-cell office:value-type="string" table:style-name="ce2">
            <text:p>UGE: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">
            <text:p>DATO:</text:p>
          </table:table-cell>
          <table:table-cell office:value-type="date" office:date-value="2014-02-10T00:00:00" table:style-name="ce3">
            <text:p>10-02-2014</text:p>
          </table:table-cell>
          <table:table-cell office:value-type="date" office:date-value="2014-02-17T00:00:00" table:style-name="ce3">
            <text:p>17-02-2014</text:p>
          </table:table-cell>
          <table:table-cell office:value-type="date" office:date-value="2014-02-24T00:00:00" table:style-name="ce3">
            <text:p>24-02-2014</text:p>
          </table:table-cell>
          <table:table-cell office:value-type="date" office:date-value="2014-03-03T00:00:00" table:style-name="ce3">
            <text:p>03-03-2014</text:p>
          </table:table-cell>
          <table:table-cell office:value-type="date" office:date-value="2014-03-10T00:00:00" table:style-name="ce3">
            <text:p>10-03-2014</text:p>
          </table:table-cell>
          <table:table-cell office:value-type="date" office:date-value="2014-03-17T00:00:00" table:style-name="ce4">
            <text:p>3-17-2014</text:p>
          </table:table-cell>
          <table:table-cell office:value-type="date" office:date-value="2014-03-24T00:00:00" table:style-name="ce4">
            <text:p>3-24-2014</text:p>
          </table:table-cell>
          <table:table-cell office:value-type="date" office:date-value="2014-03-31T00:00:00" table:style-name="ce4">
            <text:p>3-31-2014</text:p>
          </table:table-cell>
          <table:table-cell office:value-type="date" office:date-value="2014-04-07T00:00:00" table:style-name="ce4">
            <text:p>4-7-2014</text:p>
          </table:table-cell>
          <table:table-cell office:value-type="date" office:date-value="2014-04-14T00:00:00" table:style-name="ce4">
            <text:p>4-14-2014</text:p>
          </table:table-cell>
          <table:table-cell office:value-type="date" office:date-value="2014-04-21T00:00:00" table:style-name="ce4">
            <text:p>4-21-2014</text:p>
          </table:table-cell>
          <table:table-cell office:value-type="date" office:date-value="2014-04-28T00:00:00" table:style-name="ce4">
            <text:p>4-28-2014</text:p>
          </table:table-cell>
          <table:table-cell office:value-type="date" office:date-value="2014-05-05T00:00:00" table:style-name="ce4">
            <text:p>5-5-2014</text:p>
          </table:table-cell>
          <table:table-cell office:value-type="date" office:date-value="2014-05-12T00:00:00" table:style-name="ce4">
            <text:p>5-12-2014</text:p>
          </table:table-cell>
          <table:table-cell office:value-type="date" office:date-value="2014-05-19T00:00:00" table:style-name="ce4">
            <text:p>5-19-2014</text:p>
          </table:table-cell>
          <table:table-cell office:value-type="date" office:date-value="2014-05-26T00:00:00" table:style-name="ce4">
            <text:p>5-26-2014</text:p>
          </table:table-cell>
          <table:table-cell table:number-columns-repeated="16367" table:style-name="ce1"/>
        </table:table-row>
        <table:table-row table:style-name="ro1">
          <table:table-cell table:number-columns-repeated="10" table:style-name="ce1"/>
          <table:table-cell office:value-type="string" table:style-name="ce2">
            <text:p>PÅSKE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Projektformulering</text:p>
          </table:table-cell>
          <table:table-cell table:style-name="ce5"/>
          <table:table-cell table:number-columns-repeated="16382" table:style-name="ce1"/>
        </table:table-row>
        <table:table-row table:style-name="ro1">
          <table:table-cell table:number-columns-repeated="10" table:style-name="ce1"/>
          <table:table-cell office:value-type="string" table:style-name="ce2">
            <text:p>PÅSKE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Use Case</text:p>
          </table:table-cell>
          <table:table-cell table:style-name="ce1"/>
          <table:table-cell table:number-columns-repeated="2" table:style-name="ce6"/>
          <table:table-cell table:number-columns-repeated="16380" table:style-name="ce1"/>
        </table:table-row>
        <table:table-row table:style-name="ro1">
          <table:table-cell table:number-columns-repeated="10" table:style-name="ce1"/>
          <table:table-cell office:value-type="string" table:style-name="ce2">
            <text:p>PÅSKE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Kravspec &amp; Accepttest</text:p>
          </table:table-cell>
          <table:table-cell table:number-columns-repeated="2" table:style-name="ce1"/>
          <table:table-cell table:number-columns-repeated="2" table:style-name="ce7"/>
          <table:table-cell table:number-columns-repeated="16379" table:style-name="ce1"/>
        </table:table-row>
        <table:table-row table:style-name="ro1">
          <table:table-cell table:number-columns-repeated="10" table:style-name="ce1"/>
          <table:table-cell office:value-type="string" table:style-name="ce2">
            <text:p>PÅSKE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Arkitektur</text:p>
          </table:table-cell>
          <table:table-cell table:number-columns-repeated="4" table:style-name="ce1"/>
          <table:table-cell table:number-columns-repeated="4" table:style-name="ce8"/>
          <table:table-cell table:number-columns-repeated="16375" table:style-name="ce1"/>
        </table:table-row>
        <table:table-row table:style-name="ro1">
          <table:table-cell table:number-columns-repeated="10" table:style-name="ce1"/>
          <table:table-cell office:value-type="string" table:style-name="ce2">
            <text:p>PÅSKE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Design/Implementering</text:p>
          </table:table-cell>
          <table:table-cell table:number-columns-repeated="7" table:style-name="ce1"/>
          <table:table-cell table:number-columns-repeated="7" table:style-name="ce9"/>
          <table:table-cell table:number-columns-repeated="16369" table:style-name="ce1"/>
        </table:table-row>
        <table:table-row table:style-name="ro1">
          <table:table-cell table:number-columns-repeated="10" table:style-name="ce1"/>
          <table:table-cell office:value-type="string" table:style-name="ce2">
            <text:p>PÅSKE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Dokumentering/Rapport</text:p>
          </table:table-cell>
          <table:table-cell table:number-columns-repeated="16" table:style-name="ce10"/>
          <table:table-cell table:number-columns-repeated="4" table:style-name="ce2"/>
          <table:table-cell table:number-columns-repeated="16363"/>
        </table:table-row>
        <table:table-row table:style-name="ro1">
          <table:table-cell table:number-columns-repeated="16384" table:style-name="ce1"/>
        </table:table-row>
        <table:table-row table:style-name="ro3">
          <table:table-cell office:value-type="string" table:style-name="ce2">
            <text:p>Deadlines:</text:p>
          </table:table-cell>
          <table:table-cell office:value-type="string" table:style-name="ce2">
            <text:p>Projektformulering og overordnet tidsplan</text:p>
          </table:table-cell>
          <table:table-cell table:number-columns-repeated="2" table:style-name="ce1"/>
          <table:table-cell office:value-type="string" table:style-name="ce2">
            <text:p>Kravspec og accepttest</text:p>
          </table:table-cell>
          <table:table-cell table:number-columns-repeated="3" table:style-name="ce1"/>
          <table:table-cell office:value-type="string" table:style-name="ce2">
            <text:p>System-arkitektur</text:p>
          </table:table-cell>
          <table:table-cell table:number-columns-repeated="7" table:style-name="ce1"/>
          <table:table-cell office:value-type="string" table:style-name="ce2">
            <text:p>Onsdag: Projektaflevering!</text:p>
          </table:table-cell>
          <table:table-cell table:number-columns-repeated="16367" table:style-name="ce1"/>
        </table:table-row>
        <table:table-row table:style-name="ro4">
          <table:table-cell office:value-type="string" table:style-name="ce2">
            <text:p>Aktiviteter:</text:p>
          </table:table-cell>
          <table:table-cell table:number-columns-repeated="4" table:style-name="ce1"/>
          <table:table-cell office:value-type="string" table:style-name="ce2">
            <text:p><text:s/>Review af Kravspec. og accepttest</text:p>
          </table:table-cell>
          <table:table-cell table:number-columns-repeated="3" table:style-name="ce1"/>
          <table:table-cell office:value-type="string" table:style-name="ce2">
            <text:p>Review af System-arkitektur (evt. design dokumenter, reviderede kravspec)</text:p>
          </table:table-cell>
          <table:table-cell table:number-columns-repeated="16374"/>
        </table:table-row>
        <table:table-row table:number-rows-repeated="1048559" table:style-name="ro5">
          <table:table-cell table:number-columns-repeated="16384"/>
        </table:table-row>
      </table:table>
      <table:named-expressions>
        <table:named-range table:name="sywau1je8080" table:cell-range-address="Sheet1.$L$2" table:base-cell-address="Sheet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date-style style:name="N36P0">
      <number:day number:style="long"/>
      <number:text>-</number:text>
      <number:month number:style="long"/>
      <number:text>-</number:text>
      <number:year number:style="long"/>
    </number:date-style>
    <number:text-style style:name="N36">
      <number:text-content/>
      <style:map style:condition="value()&gt;=0" style:apply-style-name="N36P0"/>
    </number:text-style>
    <number:date-style style:name="N37P0">
      <number:month/>
      <number:text>-</number:text>
      <number:day/>
      <number:text>-</number:text>
      <number:year number:style="long"/>
    </number:date-style>
    <number:text-style style:name="N37">
      <number:text-content/>
      <style:map style:condition="value()&gt;=0" style:apply-style-name="N37P0"/>
    </number:text-style>
    <number:number-style style:name="N38P0">
      <number:text>$ </number:text>
      <number:number number:decimal-places="2" number:min-integer-digits="1" number:grouping="true"/>
      <number:text> </number:text>
    </number:number-style>
    <number:number-style style:name="N38P1">
      <number:text>$ (</number:text>
      <number:number number:decimal-places="2" number:min-integer-digits="1" number:grouping="true"/>
      <number:text>)</number:text>
    </number:number-style>
    <number:text-style style:name="N38P2">
      <number:text>$- </number:text>
    </number:text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$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9P1">
      <number:text>$ (</number:text>
      <number:number number:decimal-places="0" number:min-integer-digits="1" number:grouping="true">
        <number:embedded-text number:position="0">)</number:embedded-text>
      </number:number>
    </number:number-style>
    <number:text-style style:name="N39P2">
      <number:text>$- </number:text>
    </number:text-style>
    <number:text-style style:name="N39"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P0">
      <number:number number:decimal-places="2" number:min-integer-digits="1" number:grouping="true"/>
      <number:text> </number:text>
    </number:number-style>
    <number:number-style style:name="N40P1">
      <number:text>  (</number:text>
      <number:number number:decimal-places="2" number:min-integer-digits="1" number:grouping="true"/>
      <number:text>)</number:text>
    </number:number-style>
    <number:text-style style:name="N40P2">
      <number:text> - </number:text>
    </number:text-style>
    <number:text-style style:name="N40"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number-style style:name="N41P0">
      <number:number number:decimal-places="0" number:min-integer-digits="1" number:grouping="true">
        <number:embedded-text number:position="0"> </number:embedded-text>
      </number:number>
    </number:number-style>
    <number:number-style style:name="N41P1">
      <number:text> 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1P2">
      <number:text> - </number:text>
    </number:text-style>
    <number:text-style style:name="N41"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style:style style:name="Comma" style:family="table-cell" style:data-style-name="N38">
      <style:table-cell-properties style:vertical-align="middle" fo:background-color="transparent"/>
    </style:style>
    <style:style style:name="Comma_32__91_0_93_" style:display-name="Comma [0]" style:family="table-cell" style:data-style-name="N39">
      <style:table-cell-properties style:vertical-align="middle" fo:background-color="transparent"/>
    </style:style>
    <style:style style:name="Currency" style:family="table-cell" style:data-style-name="N40">
      <style:table-cell-properties style:vertical-align="middle" fo:background-color="transparent"/>
    </style:style>
    <style:style style:name="Currency_32__91_0_93_" style:display-name="Currency [0]" style:family="table-cell" style:data-style-name="N41">
      <style:table-cell-properties style:vertical-align="middle" fo:background-color="transparent"/>
    </style: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Percent" style:family="table-cell" style:data-style-name="N13">
      <style:table-cell-properties style:vertical-align="middle" fo:background-color="transparent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Windows User</dc:creator>
    <dc:date>2014-04-07T06:44:44Z</dc:date>
    <meta:editing-cycles>1</meta:editing-cycles>
    <meta:editing-duration>PT0S</meta:editing-duration>
  </office:meta>
</office:document-meta>
</file>